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IBM ThinkPad</text:p>
            <text:p>T42</text:p>
          </table:table-cell>
          <table:table-cell office:value-type="string" calcext:value-type="string">
            <text:p>Lenovo ThinkPad</text:p>
            <text:p>R60e</text:p>
          </table:table-cell>
          <table:table-cell office:value-type="string" calcext:value-type="string">
            <text:p>Lenovo ThinkPad</text:p>
            <text:p>T430</text:p>
          </table:table-cell>
          <table:table-cell office:value-type="string" calcext:value-type="string">
            <text:p>J208 Custom PC</text:p>
          </table:table-cell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office:value-type="float" office:value="2012" calcext:value-type="float">
            <text:p>201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Pentium M</text:p>
            <text:p>1C/1T, 1.7GHz</text:p>
          </table:table-cell>
          <table:table-cell office:value-type="string" calcext:value-type="string">
            <text:p>Intel Core 2 Duo T7400</text:p>
            <text:p>2C/2T, 2.16GHz</text:p>
          </table:table-cell>
          <table:table-cell office:value-type="string" calcext:value-type="string">
            <text:p>Intel Core i5-3320M</text:p>
            <text:p>2C/4T, 2.3GHz</text:p>
          </table:table-cell>
          <table:table-cell office:value-type="string" calcext:value-type="string">
            <text:p>Intel Core i7-7770K</text:p>
            <text:p>4C/8T, 4.2GHz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string" calcext:value-type="string">
            <text:p>Lubuntu 14.04.6 LTS</text:p>
          </table:table-cell>
          <table:table-cell office:value-type="string" calcext:value-type="string">
            <text:p>LXLE 16.04.5 LTS</text:p>
          </table:table-cell>
          <table:table-cell office:value-type="string" calcext:value-type="string">
            <text:p>Ubuntu 18.04.1 LTS</text:p>
          </table:table-cell>
          <table:table-cell office:value-type="string" calcext:value-type="string">
            <text:p>Windows 10</text:p>
          </table:table-cell>
        </table:table-row>
        <table:table-row table:style-name="ro2">
          <table:table-cell office:value-type="string" calcext:value-type="string">
            <text:p>Sequential 1x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quential 3x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quential 9x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quential 27x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quential 81x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quential 243x2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allel 1x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allel 3x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allel 9x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allel 27x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allel 81x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allel 243x2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ference 1x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ference 3x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ference 9x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ference 27x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ference 81x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ference 243x24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2:41:47.663108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11:21.267670154</meta:creation-date>
    <meta:generator>LibreOffice/6.0.7.3$Linux_X86_64 LibreOffice_project/00m0$Build-3</meta:generator>
    <dc:date>2019-04-25T12:42:06.627625284</dc:date>
    <meta:editing-duration>PT1H10M7S</meta:editing-duration>
    <meta:editing-cycles>3</meta:editing-cycles>
    <meta:document-statistic meta:table-count="1" meta:cell-count="38" meta:object-count="0"/>
  </office:meta>
</office:document-meta>
</file>